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officeooo:rsid="000810d0" officeooo:paragraph-rsid="000810d0" style:font-size-asian="10pt" style:font-size-complex="10pt"/>
    </style:style>
    <style:style style:name="P2" style:family="paragraph" style:parent-style-name="Standard">
      <style:text-properties fo:color="#808080" style:font-name="Courier New" fo:font-size="10pt" officeooo:rsid="000810d0" officeooo:paragraph-rsid="000810d0" style:font-size-asian="10pt" style:font-size-complex="10pt"/>
    </style:style>
    <style:style style:name="P3" style:family="paragraph" style:parent-style-name="Header">
      <style:text-properties style:font-name="Courier New" fo:font-size="10pt" officeooo:rsid="000810d0" officeooo:paragraph-rsid="000810d0" style:font-size-asian="10pt" style:font-size-complex="10pt"/>
    </style:style>
    <style:style style:name="T1" style:family="text">
      <style:text-properties fo:color="#cccccc"/>
    </style:style>
    <style:style style:name="T2" style:family="text">
      <style:text-properties fo:color="#b2b2b2"/>
    </style:style>
    <style:style style:name="T3" style:family="text">
      <style:text-properties fo:color="#999999"/>
    </style:style>
    <style:style style:name="T4" style:family="text">
      <style:text-properties fo:color="#808080"/>
    </style:style>
    <style:style style:name="T5" style:family="text">
      <style:text-properties fo:color="#33ff99"/>
    </style:style>
    <style:style style:name="T6" style:family="text">
      <style:text-properties fo:color="#009900"/>
    </style:style>
    <style:style style:name="T7" style:family="text">
      <style:text-properties fo:color="#3333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1</text:span><text:tab/><text:span text:style-name="T6">#CMPS 455 Assignment No. 1</text:span></text:p>
      <text:p text:style-name="P1"><text:span text:style-name="T4">2</text:span><text:tab/><text:span text:style-name="T6">#Authors: Mark Anderson, Koppany Horvath</text:span></text:p>
      <text:p text:style-name="P1"><text:span text:style-name="T4">3</text:span><text:tab/><text:span text:style-name="T6">#Language: Python 2.7</text:span></text:p>
      <text:p text:style-name="P1"><text:span text:style-name="T4">4</text:span><text:tab/><text:span text:style-name="T6">#Task: Write a program to read a postfix expression with $ at the end, </text:span><text:tab/><text:span text:style-name="T6">compute and display its value (all variables are single letters of type</text:span><text:span text:style-name="T5"> </text:span><text:tab/><text:span text:style-name="T6">integer)</text:span></text:p>
      <text:p text:style-name="P1"><text:span text:style-name="T4">5</text:span></text:p>
      <text:p text:style-name="P1"><text:span text:style-name="T4">6</text:span><text:tab/>while True: <text:span text:style-name="T6">#repl loop</text:span></text:p>
      <text:p text:style-name="P1"><text:span text:style-name="T4">7</text:span><text:tab/><text:tab/>variables = {} <text:span text:style-name="T6">#hold vars so we only type them once</text:span></text:p>
      <text:p text:style-name="P1"><text:span text:style-name="T4">8</text:span><text:tab/><text:tab/>stack = [] <text:span text:style-name="T6">#hold the numbers for postfix operations</text:span></text:p>
      <text:p text:style-name="P2">9</text:p>
      <text:p text:style-name="P1"><text:span text:style-name="T4">10</text:span><text:tab/><text:tab/>inp = raw_input(<text:span text:style-name="T7">"Enter a postfix expression with a $ at the end:"</text:span>) <text:tab/><text:span text:style-name="T6">#get user input</text:span></text:p>
      <text:p text:style-name="P1"><text:span text:style-name="T4">11</text:span></text:p>
      <text:p text:style-name="P1"><text:span text:style-name="T4">12</text:span><text:tab/><text:tab/>for char in inp: <text:span text:style-name="T6">#look through each character</text:span></text:p>
      <text:p text:style-name="P1"><text:span text:style-name="T4">13</text:span><text:tab/><text:tab/><text:tab/>if char == <text:span text:style-name="T7">"$"</text:span>: <text:span text:style-name="T6">#print answer finish if $</text:span></text:p>
      <text:p text:style-name="P1"><text:span text:style-name="T4">14</text:span><text:tab/><text:tab/><text:tab/><text:tab/>print <text:span text:style-name="T7">"\tFinal value = %d"</text:span> % stack.pop(-1)</text:p>
      <text:p text:style-name="P1"><text:span text:style-name="T4">15</text:span><text:tab/><text:tab/><text:tab/><text:tab/>break</text:p>
      <text:p text:style-name="P1"><text:span text:style-name="T4">16</text:span><text:tab/><text:tab/><text:tab/>elif char.isalpha(): <text:span text:style-name="T6">#if it's a variable</text:span></text:p>
      <text:p text:style-name="P1"><text:span text:style-name="T4">17</text:span><text:tab/><text:tab/><text:tab/><text:tab/>if not char in variables: <text:span text:style-name="T6">#if variable not defined <text:tab/>then define it</text:span></text:p>
      <text:p text:style-name="P1"><text:span text:style-name="T4">18</text:span><text:tab/><text:tab/><text:tab/><text:tab/><text:tab/>var = raw_input(<text:span text:style-name="T7">"Enter the value of " + char + <text:tab/>":"</text:span>)</text:p>
      <text:p text:style-name="P1"><text:span text:style-name="T4">19</text:span><text:tab/><text:tab/><text:tab/><text:tab/><text:tab/>variables[char] = int(var) <text:span text:style-name="T6">#store int variable</text:span></text:p>
      <text:p text:style-name="P1"><text:span text:style-name="T4">20</text:span><text:tab/><text:tab/><text:tab/><text:tab/>stack.append(variables[char]) <text:span text:style-name="T6">#push to stack</text:span></text:p>
      <text:p text:style-name="P1"><text:span text:style-name="T4">21</text:span><text:tab/><text:tab/><text:tab/>elif char in [<text:span text:style-name="T7">"+"</text:span>,<text:span text:style-name="T7">"-"</text:span>,<text:span text:style-name="T7">"*"</text:span>,<text:span text:style-name="T7">"/"</text:span>]: <text:span text:style-name="T6">#if it's a math operation</text:span></text:p>
      <text:p text:style-name="P1"><text:span text:style-name="T4">22</text:span><text:tab/><text:tab/><text:tab/><text:tab/>b = stack.pop(-1) <text:span text:style-name="T6">#get b</text:span></text:p>
      <text:p text:style-name="P1"><text:span text:style-name="T4">23</text:span><text:tab/><text:tab/><text:tab/><text:tab/>a = stack.pop(-1) <text:span text:style-name="T6">#get a</text:span></text:p>
      <text:p text:style-name="P1"><text:span text:style-name="T4">24</text:span><text:tab/><text:tab/><text:tab/><text:tab/>if char == <text:span text:style-name="T7">"+"</text:span>: stack.append(a + b) <text:span text:style-name="T6">#a + b</text:span></text:p>
      <text:p text:style-name="P1"><text:span text:style-name="T4">25</text:span><text:tab/><text:tab/><text:tab/><text:tab/>elif char == <text:span text:style-name="T7">"-"</text:span>: stack.append(a - b) <text:span text:style-name="T6">#a - b</text:span></text:p>
      <text:p text:style-name="P1"><text:span text:style-name="T4">26</text:span><text:tab/><text:tab/><text:tab/><text:tab/>elif char == <text:span text:style-name="T7">"*"</text:span>: stack.append(a * b) <text:span text:style-name="T6">#a * b</text:span></text:p>
      <text:p text:style-name="P1"><text:span text:style-name="T4">27</text:span><text:tab/><text:tab/><text:tab/><text:tab/>elif char == <text:span text:style-name="T7">"/"</text:span>: stack.append(a / b) <text:span text:style-name="T6">#a / b</text:span></text:p>
      <text:p text:style-name="P1"><text:span text:style-name="T4">28</text:span><text:tab/><text:tab/><text:tab/>else: <text:span text:style-name="T6">#error, unknown character</text:span></text:p>
      <text:p text:style-name="P1"><text:span text:style-name="T4">29</text:span><text:tab/><text:tab/><text:tab/><text:tab/>print <text:span text:style-name="T7">"The character '" + char + "' is not valid, <text:tab/>exiting"</text:span></text:p>
      <text:p text:style-name="P1"><text:span text:style-name="T4">30</text:span><text:tab/><text:tab/><text:tab/><text:tab/>break</text:p>
      <text:p text:style-name="P1"><text:span text:style-name="T4">31</text:span></text:p>
      <text:p text:style-name="P1"><text:span text:style-name="T4">32</text:span><text:tab/><text:tab/>inp = raw_input(<text:span text:style-name="T7">"Continue(Y/n)?"</text:span>) <text:span text:style-name="T6">#ask to continue</text:span></text:p>
      <text:p text:style-name="P1"><text:span text:style-name="T4">33</text:span><text:tab/><text:tab/>if inp.lower() == <text:span text:style-name="T7">"n"</text:span>: break <text:span text:style-name="T6">#break if not</text:span></text:p>
      <text:p text:style-name="P1"><text:span text:style-name="T4">34</text:span><text:tab/><text:tab/>print</text:p>
      <text:p text:style-name="P2">35</text:p>
      <text:p text:style-name="P1"><text:span text:style-name="T4">36</text:span><text:tab/><text:span text:style-name="T7">""" Output:</text:span></text:p>
      <text:p text:style-name="P1"><text:span text:style-name="T4">37</text:span><text:tab/><text:span text:style-name="T7">Enter a postfix expression with a $ at the end: ab*c+$</text:span></text:p>
      <text:p text:style-name="P1"><text:span text:style-name="T4">38</text:span><text:tab/><text:span text:style-name="T7">Enter the value of a: 2</text:span></text:p>
      <text:p text:style-name="P1"><text:span text:style-name="T4">39</text:span><text:tab/><text:span text:style-name="T7">Enter the value of b: 3</text:span></text:p>
      <text:p text:style-name="P1"><text:span text:style-name="T4">40</text:span><text:tab/><text:span text:style-name="T7">Enter the value of c: 4</text:span></text:p>
      <text:p text:style-name="P1"><text:span text:style-name="T4">41</text:span><text:tab/><text:span text:style-name="T7"><text:tab/>Final value = 10</text:span></text:p>
      <text:p text:style-name="P1"><text:span text:style-name="T4">42</text:span><text:tab/><text:span text:style-name="T7">Continue(Y/n)? y</text:span></text:p>
      <text:p text:style-name="P2">43</text:p>
      <text:p text:style-name="P1"><text:span text:style-name="T4">44</text:span><text:tab/><text:span text:style-name="T7">Enter a postfix expression with a $ at the end: beef*++$</text:span></text:p>
      <text:p text:style-name="P1"><text:span text:style-name="T4">45</text:span><text:tab/><text:span text:style-name="T7">Enter the value of b: 2</text:span></text:p>
      <text:p text:style-name="P1"><text:span text:style-name="T4">46</text:span><text:tab/><text:span text:style-name="T7">Enter the value of e: 3</text:span></text:p>
      <text:p text:style-name="P1"><text:span text:style-name="T4">47</text:span><text:tab/><text:span text:style-name="T7">Enter the value of f: 4</text:span></text:p>
      <text:p text:style-name="P1"><text:span text:style-name="T4">48</text:span><text:tab/><text:span text:style-name="T7"><text:tab/>Final value = 17</text:span></text:p>
      <text:p text:style-name="P1"><text:span text:style-name="T4">49</text:span><text:tab/><text:span text:style-name="T7">Continue(Y/n)? n</text:span></text:p>
      <text:p text:style-name="P1"><text:span text:style-name="T4">50</text:span><text:tab/><text:span text:style-name="T7">"""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Courier New" fo:font-size="10pt" officeooo:rsid="000810d0" officeooo:paragraph-rsid="000810d0" style:font-size-asian="10pt" style:font-size-complex="10pt"/>
    </style:style>
    <style:page-layout style:name="Mpm1">
      <style:page-layout-properties fo:page-width="8.5in" fo:page-height="11in" style:num-format="1" style:print-orientation="portrait" fo:margin-top="0.6in" fo:margin-bottom="1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Anderson &amp; Horvath<text:tab/>CMPS 455 Assignment 1<text:tab/><text:page-number text:select-page="current">1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2T13:54:24.686739163</meta:creation-date>
    <dc:date>2018-09-02T14:05:31.969304860</dc:date>
    <meta:editing-duration>P0D</meta:editing-duration>
    <meta:editing-cycles>1</meta:editing-cycles>
    <meta:document-statistic meta:table-count="0" meta:image-count="0" meta:object-count="0" meta:page-count="1" meta:paragraph-count="51" meta:word-count="365" meta:character-count="1910" meta:non-whitespace-character-count="1482"/>
    <meta:generator>LibreOffice/4.2.8.2$Linux_X86_64 LibreOffice_project/420m0$Build-2</meta:generator>
  </office:meta>
</office:document-meta>
</file>